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66ff66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66" fo:border="0.06pt solid #000000"/>
    </style:style>
    <style:style style:name="ce7" style:family="table-cell" style:parent-style-name="Default">
      <style:table-cell-properties fo:background-color="#ff3333" fo:border="0.06pt solid #000000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4"/>
        <table:table-column table:style-name="co2" table:default-cell-style-name="ce6"/>
        <table:table-column table:style-name="co3" table:default-cell-style-name="ce7"/>
        <table:table-row table:style-name="ro1">
          <table:table-cell table:style-name="Default" table:number-columns-repeated="4"/>
        </table:table-row>
        <table:table-row table:style-name="ro2">
          <table:table-cell office:value-type="string" calcext:value-type="string">
            <text:p>Document Length</text:p>
          </table:table-cell>
          <table:table-cell table:style-name="ce3" office:value-type="string" calcext:value-type="string">
            <text:p>215 bytes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Concurrency Level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Complete requests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4"/>
        </table:table-row>
        <table:table-row table:style-name="ro2">
          <table:table-cell table:style-name="Default"/>
          <table:table-cell table:style-name="ce1" office:value-type="string" calcext:value-type="string">
            <text:p>Nginx (with proxy)</text:p>
          </table:table-cell>
          <table:table-cell table:style-name="ce1" office:value-type="string" calcext:value-type="string">
            <text:p>Nginx(without proxy)</text:p>
          </table:table-cell>
          <table:table-cell table:style-name="ce1" office:value-type="string" calcext:value-type="string">
            <text:p>gunicorn</text:p>
          </table:table-cell>
        </table:table-row>
        <table:table-row table:style-name="ro2">
          <table:table-cell office:value-type="string" calcext:value-type="string">
            <text:p>Time taken for tests (seconds)</text:p>
          </table:table-cell>
          <table:table-cell office:value-type="float" office:value="0.044" calcext:value-type="float">
            <text:p>0,044</text:p>
          </table:table-cell>
          <table:table-cell office:value-type="float" office:value="0.064" calcext:value-type="float">
            <text:p>0,064</text:p>
          </table:table-cell>
          <table:table-cell office:value-type="float" office:value="0.768" calcext:value-type="float">
            <text:p>0,768</text:p>
          </table:table-cell>
        </table:table-row>
        <table:table-row table:style-name="ro2">
          <table:table-cell office:value-type="string" calcext:value-type="string">
            <text:p>Total transferred (bytes)</text:p>
          </table:table-cell>
          <table:table-cell office:value-type="float" office:value="548000" calcext:value-type="float">
            <text:p>548000</text:p>
          </table:table-cell>
          <table:table-cell office:value-type="float" office:value="477000" calcext:value-type="float">
            <text:p>477000</text:p>
          </table:table-cell>
          <table:table-cell office:value-type="float" office:value="396000" calcext:value-type="float">
            <text:p>396000</text:p>
          </table:table-cell>
        </table:table-row>
        <table:table-row table:style-name="ro2">
          <table:table-cell office:value-type="string" calcext:value-type="string">
            <text:p>Requests per second</text:p>
          </table:table-cell>
          <table:table-cell office:value-type="float" office:value="22733.47" calcext:value-type="float">
            <text:p>22733,47</text:p>
          </table:table-cell>
          <table:table-cell office:value-type="float" office:value="15641.62" calcext:value-type="float">
            <text:p>15641,62</text:p>
          </table:table-cell>
          <table:table-cell office:value-type="float" office:value="1272.49" calcext:value-type="float">
            <text:p>1272,49</text:p>
          </table:table-cell>
        </table:table-row>
        <table:table-row table:style-name="ro2">
          <table:table-cell office:value-type="string" calcext:value-type="string">
            <text:p>Time per request (mean) (ms)</text:p>
          </table:table-cell>
          <table:table-cell office:value-type="float" office:value="2.199" calcext:value-type="float">
            <text:p>2,199</text:p>
          </table:table-cell>
          <table:table-cell office:value-type="float" office:value="3.197" calcext:value-type="float">
            <text:p>3,197</text:p>
          </table:table-cell>
          <table:table-cell office:value-type="float" office:value="39.293" calcext:value-type="float">
            <text:p>39,293</text:p>
          </table:table-cell>
        </table:table-row>
        <table:table-row table:style-name="ro2">
          <table:table-cell office:value-type="string" calcext:value-type="string">
            <text:p>Transfer rate (Kbytes/sec)</text:p>
          </table:table-cell>
          <table:table-cell office:value-type="float" office:value="12165.96" calcext:value-type="float">
            <text:p>12165,96</text:p>
          </table:table-cell>
          <table:table-cell office:value-type="float" office:value="7286.18" calcext:value-type="float">
            <text:p>7286,18</text:p>
          </table:table-cell>
          <table:table-cell office:value-type="float" office:value="462.1" calcext:value-type="float">
            <text:p>462,1</text:p>
          </table:table-cell>
        </table:table-row>
        <table:table-row table:style-name="ro1">
          <table:table-cell/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Total Connection Time (ms):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2" office:value-type="string" calcext:value-type="string">
            <text:p>1. m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2. me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table:style-name="ce2" office:value-type="string" calcext:value-type="string">
            <text:p>3. median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float" office:value="1.3" calcext:value-type="float">
            <text:p>1,3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table:style-name="ce2" office:value-type="string" calcext:value-type="string">
            <text:p>4. max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9:23:10.579768084</meta:creation-date>
    <dc:date>2015-02-26T19:54:19.761759292</dc:date>
    <meta:editing-duration>PT15M4S</meta:editing-duration>
    <meta:editing-cycles>3</meta:editing-cycles>
    <meta:generator>LibreOffice/4.1.2.3$Linux_X86_64 LibreOffice_project/410m0$Build-3</meta:generator>
    <meta:document-statistic meta:table-count="1" meta:cell-count="46" meta:object-count="0"/>
  </office:meta>
</office:document-meta>
</file>